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ebase React setup steps</text:p>
      <text:p text:style-name="Standard"/>
      <text:list xml:id="list1983140561852924926" text:style-name="L1">
        <text:list-item>
          <text:p text:style-name="P1">Add new project on firebase</text:p>
        </text:list-item>
        <text:list-item>
          <text:p text:style-name="P1">Go to Authentication → Sign-in method → Add sign in methods</text:p>
        </text:list-item>
        <text:list-item>
          <text:p text:style-name="P1">Go Project overview → click add web app → Give any name for project → register app</text:p>
        </text:list-item>
        <text:list-item>
          <text:p text:style-name="P1">Copy config settings and add into .env fil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wis Jackson</meta:initial-creator>
    <meta:creation-date>2022-04-07T18:33:02.17</meta:creation-date>
    <meta:document-statistic meta:table-count="0" meta:image-count="0" meta:object-count="0" meta:page-count="1" meta:paragraph-count="5" meta:word-count="49" meta:character-count="245"/>
    <dc:date>2022-04-08T17:33:25.60</dc:date>
    <dc:creator>Lewis Jackson</dc:creator>
    <meta:editing-duration>PT21H30M3S</meta:editing-duration>
    <meta:editing-cycles>1</meta:editing-cycles>
    <meta:generator>OpenOffice/4.1.11$Win32 OpenOffice.org_project/4111m1$Build-9808</meta:generator>
  </office:meta>
</office:document-meta>
</file>